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sl" fo:country="SI" officeooo:rsid="000e06ea" officeooo:paragraph-rsid="000e06ea"/>
    </style:style>
    <style:style style:name="P2" style:family="paragraph" style:parent-style-name="Standard">
      <style:text-properties fo:language="sl" fo:country="SI" officeooo:rsid="000ff953" officeooo:paragraph-rsid="000ff953"/>
    </style:style>
    <style:style style:name="P3" style:family="paragraph" style:parent-style-name="Standard">
      <style:text-properties fo:language="sl" fo:country="SI" officeooo:rsid="00170879" officeooo:paragraph-rsid="00170879"/>
    </style:style>
    <style:style style:name="P4" style:family="paragraph" style:parent-style-name="Standard">
      <style:text-properties fo:language="sl" fo:country="SI" officeooo:rsid="001a16e9" officeooo:paragraph-rsid="001a16e9"/>
    </style:style>
    <style:style style:name="P5" style:family="paragraph" style:parent-style-name="Standard">
      <style:text-properties fo:language="sl" fo:country="SI" officeooo:rsid="001ae629" officeooo:paragraph-rsid="001ae629"/>
    </style:style>
    <style:style style:name="P6" style:family="paragraph" style:parent-style-name="Standard">
      <style:text-properties fo:language="sl" fo:country="SI" officeooo:rsid="001e2fb3" officeooo:paragraph-rsid="001e2fb3"/>
    </style:style>
    <style:style style:name="P7" style:family="paragraph" style:parent-style-name="Standard">
      <style:text-properties fo:language="sl" fo:country="SI" officeooo:rsid="0020c5f5" officeooo:paragraph-rsid="0020c5f5"/>
    </style:style>
    <style:style style:name="P8" style:family="paragraph" style:parent-style-name="Standard">
      <style:text-properties fo:language="sl" fo:country="SI" officeooo:rsid="0020c5f5" officeooo:paragraph-rsid="0033b8fb"/>
    </style:style>
    <style:style style:name="P9" style:family="paragraph" style:parent-style-name="Standard">
      <style:text-properties fo:language="sl" fo:country="SI" officeooo:rsid="0029cfaa" officeooo:paragraph-rsid="0029cfaa"/>
    </style:style>
    <style:style style:name="P10" style:family="paragraph" style:parent-style-name="Standard">
      <style:text-properties fo:language="sl" fo:country="SI" officeooo:rsid="003159a4" officeooo:paragraph-rsid="003159a4"/>
    </style:style>
    <style:style style:name="P11" style:family="paragraph" style:parent-style-name="Standard">
      <style:text-properties fo:language="sl" fo:country="SI" officeooo:rsid="0033b8fb" officeooo:paragraph-rsid="0033b8fb"/>
    </style:style>
    <style:style style:name="P12" style:family="paragraph" style:parent-style-name="Standard">
      <style:text-properties fo:language="sl" fo:country="SI" officeooo:rsid="0042e210" officeooo:paragraph-rsid="0042e210"/>
    </style:style>
    <style:style style:name="P13" style:family="paragraph" style:parent-style-name="Standard" style:list-style-name="L1">
      <style:text-properties fo:language="sl" fo:country="SI" officeooo:rsid="001a16e9" officeooo:paragraph-rsid="001a16e9"/>
    </style:style>
    <style:style style:name="P14" style:family="paragraph" style:parent-style-name="Standard" style:list-style-name="L2">
      <style:text-properties fo:language="sl" fo:country="SI" officeooo:rsid="0033b8fb" officeooo:paragraph-rsid="0033b8fb"/>
    </style:style>
    <style:style style:name="T1" style:family="text">
      <style:text-properties officeooo:rsid="000f3bf0"/>
    </style:style>
    <style:style style:name="T2" style:family="text">
      <style:text-properties officeooo:rsid="001341bd"/>
    </style:style>
    <style:style style:name="T3" style:family="text">
      <style:text-properties officeooo:rsid="00181e3e"/>
    </style:style>
    <style:style style:name="T4" style:family="text">
      <style:text-properties officeooo:rsid="001e2fb3"/>
    </style:style>
    <style:style style:name="T5" style:family="text">
      <style:text-properties officeooo:rsid="001e460c"/>
    </style:style>
    <style:style style:name="T6" style:family="text">
      <style:text-properties officeooo:rsid="001f08aa"/>
    </style:style>
    <style:style style:name="T7" style:family="text">
      <style:text-properties officeooo:rsid="00220500"/>
    </style:style>
    <style:style style:name="T8" style:family="text">
      <style:text-properties officeooo:rsid="002a1a48"/>
    </style:style>
    <style:style style:name="T9" style:family="text">
      <style:text-properties officeooo:rsid="0039439f"/>
    </style:style>
    <style:style style:name="T10" style:family="text">
      <style:text-properties officeooo:rsid="003b8676"/>
    </style:style>
    <style:style style:name="T11" style:family="text">
      <style:text-properties officeooo:rsid="003db5bd"/>
    </style:style>
    <style:style style:name="T12" style:family="text">
      <style:text-properties officeooo:rsid="003edb78"/>
    </style:style>
    <style:style style:name="T13" style:family="text">
      <style:text-properties officeooo:rsid="004265e7"/>
    </style:style>
    <style:style style:name="T14" style:family="text">
      <style:text-properties officeooo:rsid="00461d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T package manager</text:p>
      <text:p text:style-name="P12"/>
      <text:p text:style-name="P1"/>
      <text:p text:style-name="P1"/>
      <text:p text:style-name="P1">“Package managerji” oz. upravljalci paketov so orodja, ki nam pomagajo pri namestitvi, posodabljanju, konfiguriranju in odstranjevanju <text:span text:style-name="T1">programov in knjižnic na konsistenten način. Nam kot uporabniku omogočajo vzdrževanje VELIKE količine nameščenih programov in knjižnic, zagotavljajo KONSISTENCO med različnimi verzijami in odvisnostmi nameščenih paketov, ter omogočajo enostavno PONOVNO uporabo kode.</text:span></text:p>
      <text:p text:style-name="P1"/>
      <text:p text:style-name="P2">APT package manager je package manager Debian projekta, izšel je 31. marca 1998 in je mnogokrat omenjen kot eden izmed najboljših delov projekta. APT je zbirka višje nivojskih orodij in zna upravljati s paketi ter repozitoriji, za vse nižje nivojske funkcije pa se zanaša na dpkg (debian package), ki upravlja <text:span text:style-name="T13">s</text:span> paketi direktno na sistemu. <text:span text:style-name="T2">Za pravilno delovanje repozitorijev in orodij, prav tako pa tudi kompatibilnost paketov na voljo v teh repozitorijih, skrbijo "maintainerji", ki so lahko zaposleni pri nekem podjetju (Ubuntu), ali pa sodelujejo pri projektu v prostem času. Najbolj znana distribucija, ki uporablja APT je nedvomno Ubuntu, ki uporablja "standard release cycle". Maintainerji namreč skrbijo za konsistenco med verzijami paketov znotraj ene izdaje oz. "releasa", kar pomeni, da ne moremo dobiti najnovejših paketov, če nimamo nameščene najnovejše izdaje. V teoriji nam tak fiksen cikel izdaj olajša kompatibilnost in preprostost namestitve paketov.</text:span></text:p>
      <text:p text:style-name="P2"/>
      <text:p text:style-name="P3">Repozitoriji v APT so zelo preprosti, saj ne uprabljajo nobenih posebnih protokolov, ampak so ponavadi to le strukturirani datotečni sistem, dostopni preko HTTP ali FTP protokolov. <text:span text:style-name="T3">APT pozna to strukturo in zato zna graditi poti, kjer se nahajajo paketi in informacije o njih. Paket je najmanjša atomarna enota, ki se prenaša pri APT, uporablja pa se .deb format paketa. Le ta ni nič drugega, kot stisnjena (.zip) mapa, ki vsebuje druge stisnjene mape, ki nosijo informacije o paketu, same programe, metapodatke, …</text:span></text:p>
      <text:p text:style-name="P3"/>
      <text:p text:style-name="P6">Repozitoriji so nameščeni v /etc/apt/sources.list <text:span text:style-name="T6">in če želimo namestiti nek svoj repozitorij, ge preprosto dodamo sem</text:span>. Vsak repozitorij ima drevesno strukturo, ločeno na izdaje, vrsto repozitorija, arhitekturo, … <text:span text:style-name="T5">APT zna uporabiti informacije o sistemu in glede na to, kakšen ukaz je uporabnik izvršil, zna zgraditi URL, ki ga pripelje do želenih podatkov.</text:span></text:p>
      <text:p text:style-name="P4">Ubuntu nam samodejno namesti 4 različne <text:span text:style-name="T4">vrste</text:span> repozitorije:</text:p>
      <text:list xml:id="list2176122730" text:style-name="L1">
        <text:list-item>
          <text:p text:style-name="P13">Main: uradno podprta programska oprema</text:p>
        </text:list-item>
        <text:list-item>
          <text:p text:style-name="P13">Restricted: programska oprema, ki ni izdana pod popolnoma svobodno licenco</text:p>
        </text:list-item>
        <text:list-item>
          <text:p text:style-name="P13">Universe: programska oprema za katero skrbi community</text:p>
        </text:list-item>
        <text:list-item>
          <text:p text:style-name="P13">Multiverse: programska oprema <text:span text:style-name="T14">za katero skrbi community in ni izdana pod svobodno licenco</text:span></text:p>
        </text:list-item>
      </text:list>
      <text:p text:style-name="P5">Sami seveda lahko dodamo svoje repozitorije, vendar ubuntu in community zagotavlja kompatibilnost le za te 4 repozitorije.</text:p>
      <text:p text:style-name="P5"/>
      <text:p text:style-name="P8">Ko imamo nameščen repozitorij, moramo seveda prenesti metapodatke o paketih, ki so nam na voljo v teh repozitorijih. Ukaz apt-get update, prenese informacije o vseh paketih in jih zapiše v lokalno bazo paketov <text:span text:style-name="T7">oz. cache. Primer URL-ja, ki ga apt-get ustvari je </text:span><text:a xlink:type="simple" xlink:href="http://si.archive.ubuntu.com/ubuntu/dists/disco/main/binary-amd64/Packages.gz" text:style-name="Internet_20_link" text:visited-style-name="Visited_20_Internet_20_Link"><text:span text:style-name="T7">http://si.archive.ubuntu.com/ubuntu/dists/disco/main/binary-amd64/Packages.gz</text:span></text:a><text:span text:style-name="T7">. V tej stisnjeni mapi je tekstovna datoteka, ki vsebuje informacije o vseh paketih, ki so na voljo v izdaji disco. Vsebino te datoteke si APT zapiše lokalno v /var/lib/apt/lists.</text:span></text:p>
      <text:p text:style-name="P7"><text:soft-page-break/></text:p>
      <text:p text:style-name="P9">Ko poženemo ukaz apt-get install &lt;package&gt;, APT pogleda v to lokalno bazo paketov in z vsebino Packages.gz zgradi URL do .deb datoteke. <text:span text:style-name="T8">Npr.: </text:span><text:a xlink:type="simple" xlink:href="http://si.archive.ubuntu.com/pool/main/b/bash/bash_5.0-3ubuntu1_amd64.deb" text:style-name="Internet_20_link" text:visited-style-name="Visited_20_Internet_20_Link"><text:span text:style-name="T8">http://si.archive.ubuntu.com/pool/main/b/bash/bash_5.0-3ubuntu1_amd64.deb</text:span></text:a><text:span text:style-name="T8">. Nato zgradi rekurzivno drevo odvisnosti in preveri, ali so nameščeni oz. so bili že preneseni. Za tiste, ki niso, prav tako zgenerira URL pot in jih prenese ter uporabi checksum, da preveri ali so bili paketi pravilno prenešeni. Ko so vse odvisnosti zadoščene, začne klicati dpkg, da .deb pakete namesti.</text:span></text:p>
      <text:p text:style-name="P10"/>
      <text:p text:style-name="P10">Dpkg in .deb datoteka sta enako preprosta kot APT sam. Vsak .deb paket namreč vsebuje dve stisnjeni datoteki, ena vsebuje metapodatke in "maintainer" skripte: preinstall, postinstall, preremove, postremove. Te dpkg izvede od pravem času in na tak način ustvarjalec paketa skrbi, da se program oz. kknjižnica pravilno namesti. Druga stisnjena mapa vsebuje dejanski program, to so binarne/config datoteke. Ta stisnjena mapa se razširi direktno na root pot v sistem, torej /.</text:p>
      <text:p text:style-name="P10"/>
      <text:p text:style-name="P11">Uporabni ukazi za uporabo APT:</text:p>
      <text:list xml:id="list3104635969" text:style-name="L2">
        <text:list-item>
          <text:p text:style-name="P14">apt-get update: posodobi /var/lib/apt/lists</text:p>
        </text:list-item>
        <text:list-item>
          <text:p text:style-name="P14">apt-get upgrade: posodobi <text:span text:style-name="T9">nameščene pakete</text:span></text:p>
        </text:list-item>
        <text:list-item>
          <text:p text:style-name="P14">apt-get dist upgrade: posodobi distribucijo <text:span text:style-name="T9">oz. izdajo sistema tako, da posodobi vse verzije paketov iz uradnih repozitorijev</text:span></text:p>
        </text:list-item>
        <text:list-item>
          <text:p text:style-name="P14">apt-get purge: ne odstrani samo paketa, ampak tudi konfiguracij<text:span text:style-name="T10">o</text:span> tega paketa znotraj /etc</text:p>
        </text:list-item>
        <text:list-item>
          <text:p text:style-name="P14">apt-cache search: query po bazi <text:span text:style-name="T11">paketov</text:span></text:p>
        </text:list-item>
        <text:list-item>
          <text:p text:style-name="P14">apt-get install –fix-missing: <text:span text:style-name="T12">APT še enkrat zgradi seznam paketov in odvisnosti, ugotovi ali kaj manjka in namesti kar je potreb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0:50:36.001323419</meta:creation-date>
    <dc:date>2020-01-20T11:29:23.081339713</dc:date>
    <meta:editing-duration>PT1H23M21S</meta:editing-duration>
    <meta:editing-cycles>46</meta:editing-cycles>
    <meta:generator>LibreOffice/6.2.8.2$Linux_X86_64 LibreOffice_project/20$Build-2</meta:generator>
    <meta:document-statistic meta:table-count="0" meta:image-count="0" meta:object-count="0" meta:page-count="2" meta:paragraph-count="21" meta:word-count="685" meta:character-count="4712" meta:non-whitespace-character-count="4058"/>
  </office:meta>
</office:document-meta>
</file>